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text-align="justify" style:justify-single-word="false"/>
    </style:style>
    <style:style style:name="P2" style:family="paragraph" style:parent-style-name="Title">
      <style:paragraph-properties fo:text-align="justify" style:justify-single-word="false"/>
      <style:text-properties fo:font-size="11pt" style:font-size-asian="11pt" style:font-name-complex="Arial" style:font-size-complex="11pt"/>
    </style:style>
    <style:style style:name="P3" style:family="paragraph" style:parent-style-name="Title">
      <style:text-properties fo:font-size="11pt" fo:language="en" fo:country="GB" fo:font-weight="bold" style:font-size-asian="11pt" style:font-weight-asian="bold" style:font-name-complex="Arial" style:font-size-complex="11pt"/>
    </style:style>
    <style:style style:name="P4" style:family="paragraph" style:parent-style-name="Title">
      <style:text-properties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5" style:family="paragraph" style:parent-style-name="Title">
      <style:paragraph-properties fo:text-align="justify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6" style:family="paragraph" style:parent-style-name="Subtitle">
      <style:text-properties fo:font-size="10pt" fo:font-weight="bold" style:font-size-asian="10pt" style:font-weight-asian="bold" style:font-name-complex="Arial"/>
    </style:style>
    <style:style style:name="P7" style:family="paragraph" style:parent-style-name="Standard">
      <style:text-properties style:font-name="Arial" fo:font-size="11pt" style:font-size-asian="11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GB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s" fo:country="E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0" style:family="paragraph" style:parent-style-name="Standard">
      <style:text-properties style:font-name="Arial" fo:font-size="11pt" fo:language="es" fo:country="ES" style:font-size-asian="11pt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s" fo:country="ES" style:font-size-asian="11pt" style:font-name-complex="Arial" style:font-size-complex="11pt"/>
    </style:style>
    <style:style style:name="P12" style:family="paragraph" style:parent-style-name="Standard">
      <style:text-properties style:font-name="Arial" fo:font-size="11pt" fo:font-style="italic" style:font-size-asian="11pt" style:font-style-asian="italic" style:font-name-complex="Arial" style:font-size-complex="11pt"/>
    </style:style>
    <style:style style:name="P13" style:family="paragraph" style:parent-style-name="Standard">
      <style:text-properties style:font-name="Arial" fo:font-size="9pt" style:font-size-asian="9pt" style:font-name-complex="Arial"/>
    </style:style>
    <style:style style:name="P14" style:family="paragraph" style:parent-style-name="Standard">
      <style:paragraph-properties fo:text-align="center" style:justify-single-word="false" fo:padding-left="0cm" fo:padding-right="0cm" fo:padding-top="0.035cm" fo:padding-bottom="0.035cm" fo:border="0.018cm solid #000000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fo:padding-left="0cm" fo:padding-right="0cm" fo:padding-top="0.035cm" fo:padding-bottom="0.035cm" fo:border="0.018cm solid #000000"/>
      <style:text-properties style:font-name="Arial" fo:font-size="11pt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text-align="center" style:justify-single-word="false" fo:padding-left="0cm" fo:padding-right="0cm" fo:padding-top="0.035cm" fo:padding-bottom="0.035cm" fo:border="0.018cm solid #000000"/>
      <style:text-properties style:font-name="Arial" style:font-name-complex="Arial"/>
    </style:style>
    <style:style style:name="P17" style:family="paragraph" style:parent-style-name="Standard">
      <style:paragraph-properties fo:text-align="center" style:justify-single-word="false" fo:padding-left="0cm" fo:padding-right="0cm" fo:padding-top="0.035cm" fo:padding-bottom="0.035cm" fo:border="0.018cm solid #000000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fo:padding-left="0cm" fo:padding-right="0cm" fo:padding-top="0.035cm" fo:padding-bottom="0.035cm" fo:border="0.018cm solid #000000"/>
      <style:text-properties style:font-name="Arial" fo:font-size="10.5pt" fo:font-weight="bold" style:font-size-asian="10.5pt" style:font-weight-asian="bold" style:font-name-complex="Arial" style:font-size-complex="10.5pt"/>
    </style:style>
    <style:style style:name="P19" style:family="paragraph" style:parent-style-name="Standard">
      <style:paragraph-properties fo:margin-left="0cm" fo:margin-right="-0.413cm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left="0cm" fo:margin-right="-0.413cm" fo:text-align="justify" style:justify-single-word="false" fo:text-indent="0cm" style:auto-text-indent="false"/>
      <style:text-properties style:font-name="Arial" fo:font-size="9pt" fo:font-style="italic" style:font-size-asian="9pt" style:font-style-asian="italic" style:font-name-complex="Arial"/>
    </style:style>
    <style:style style:name="P21" style:family="paragraph" style:parent-style-name="Standard">
      <style:paragraph-properties fo:margin-left="0cm" fo:margin-right="-0.413cm" fo:text-align="justify" style:justify-single-word="false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2" style:family="paragraph" style:parent-style-name="Subtitle" style:master-page-name="Standard">
      <style:paragraph-properties style:page-number="auto"/>
      <style:text-properties fo:font-weight="bold" style:font-weight-asian="bold" style:font-name-complex="Arial" style:font-size-complex="12pt"/>
    </style:style>
    <style:style style:name="P23" style:family="paragraph" style:parent-style-name="Title" style:list-style-name="WW8Num3">
      <style:paragraph-properties fo:text-align="justify" style:justify-single-word="false"/>
    </style:style>
    <style:style style:name="P24" style:family="paragraph" style:parent-style-name="Standard">
      <style:text-properties style:font-name="Arial" fo:font-size="9pt" fo:font-style="italic" style:font-size-asian="9pt" style:font-style-asian="italic" style:font-name-complex="Arial"/>
    </style:style>
    <style:style style:name="T1" style:family="text">
      <style:text-properties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2" style:family="text">
      <style:text-properties fo:font-size="11pt" fo:font-weight="bold" style:font-size-asian="11pt" style:font-weight-asian="bold" style:font-name-complex="Arial" style:font-size-complex="11pt"/>
    </style:style>
    <style:style style:name="T3" style:family="text">
      <style:text-properties fo:font-size="11pt" style:font-size-asian="11pt" style:font-name-complex="Arial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ITUTO MUNICIPAL DE PREVISION SOCIAL DE ROSARIO</text:p>
      <text:p text:style-name="P6">ENTIDAD AUTARQUICA MUNICIPAL</text:p>
      <text:p text:style-name="P6">SAN LORENZO 1055</text:p>
      <text:p text:style-name="P8"/>
      <text:p text:style-name="P4">CONCURSO DE PRECIOS Nº 06/2019</text:p>
      <text:p text:style-name="P9">PEDIDO DE COTIZACION</text:p>
      <text:p text:style-name="P11"/>
      <text:p text:style-name="P1"><text:span text:style-name="T1">1-OBJETO:</text:span><text:span text:style-name="T2"> </text:span><text:span text:style-name="T3">CONTRATACION DE UN SERVICIO DE EMERGENCIAS PARA PERSONAS EN TRANSITO - AREA PROTEGIDA.</text:span></text:p>
      <text:p text:style-name="P1"><text:span text:style-name="T1">2-DURACION DEL CONTRATO</text:span><text:span text:style-name="T2">: </text:span><text:span text:style-name="T3">12 (doce) meses, con opción a prórroga, a favor del IMPSR, por otros 12 (doce) meses, en iguales condiciones del presente pliego, incluido el precio.</text:span></text:p>
      <text:p text:style-name="P5">3-CARACTERISTICAS DEL SERVICIO SOLICITADO:</text:p>
      <text:list xml:id="list6062374982724992827" text:style-name="WW8Num3">
        <text:list-item>
          <text:p text:style-name="P23"><text:span text:style-name="T1">AREA PROTEGIDA 1:</text:span><text:span text:style-name="T3"> IMPSR-San Lorenzo 1055. Personas en tránsito por día: 210 personas, aproximadamente. Horario de afluencia del público: de 7 a 14 hs., aproximadamente.</text:span></text:p>
        </text:list-item>
        <text:list-item>
          <text:p text:style-name="P23"><text:span text:style-name="T1">AREA PROTEGIDA 2:</text:span><text:span text:style-name="T3"> Sala Nicasio Oroño. Personas en tránsito por día: 30 personas, aproximadamente. Horario de afluencia del público: de 13 a 24 hs., aproximadamente.</text:span></text:p>
        </text:list-item>
        <text:list-item>
          <text:p text:style-name="P23"><text:span text:style-name="T1">AREA PROTEGIDA 3:</text:span><text:span text:style-name="T3"> Panteón Social Cementerio La Piedad, Panteón Social Cementerio El Salvador I y El Salvador II. Personas en tránsito por día: 15 personas en cada uno, aproximadamente. Horario de afluencia del público: de 7 a 19 hs., aproximadamente.</text:span></text:p>
        </text:list-item>
      </text:list>
      <text:p text:style-name="P1"><text:span text:style-name="T1">4-FORMA DE PRESENTACION DE LAS OFERTAS:</text:span><text:span text:style-name="T3"> En sobre cerrado, incluyendo la cotización mensual por cada AREA PROTEGIDA según el punto 3 de la presente, en papel con membrete de la empresa con la firma de la persona responsable de la empresa, en pesos y con IVA incluido.</text:span></text:p>
      <text:p text:style-name="P2">Además de la cotización se agregará: Constancia de Inscripción en AFIP, con número de CUIT, Constancia de Inscripción en API (Ingresos Brutos-Convenio Multilateral), Form.1276 web “Declaración Jurada de Alícuotas”, Habilitación Municipal e Inscripción en el Padrón de Agentes de Cobro de la Municipalidad de Rosario y éste pedido de cotización firmado en todas sus fojas, aceptando todas y cada una de las condiciones descriptas.</text:p>
      <text:p text:style-name="P2">Se presentará por Mesa de Entradas del IMPSR, PB de San Lorenzo 1055, hasta las 11 hs. del 30 de setiembre de 2019.</text:p>
      <text:p text:style-name="P1"><text:span text:style-name="T3"><text:s/></text:span><text:span text:style-name="T1">5-DESCRIPCION DEL SERVICIO:</text:span><text:span text:style-name="T3"> junto a la oferta económica se deberá incluir una descripción de la modalidad del servicio ofertado, detalle del equipamiento, tiempo de respuesta ante la urgencia.</text:span></text:p>
      <text:p text:style-name="P2">Listado de otros organismos donde se prestan, actualmente, los servicios solicitados.</text:p>
      <text:p text:style-name="P1"><text:span text:style-name="T1">6-RECEPCION DE OFERTAS:</text:span><text:span text:style-name="T3"> Hasta las 11 hs. del día 30 de setiembre de 2019.</text:span></text:p>
      <text:p text:style-name="P1"><text:span text:style-name="T1">7-APERTURA DE SOBRES:</text:span><text:span text:style-name="T3"> 30 de setiembre de 2019 a las 11.00 hs.</text:span></text:p>
      <text:p text:style-name="P1"><text:span text:style-name="T1">8-FACTURACION</text:span><text:span text:style-name="T3">: La facturación mensual del servicio deberá presentarse en 3 (tres) facturas por separado, una por cada Area Protegida.</text:span></text:p>
      <text:p text:style-name="P1"><text:span text:style-name="T1">9-FORMA DE PAGO:</text:span><text:span text:style-name="T3"> A mes vencido. Dentro de los 5 (cinco) días de recibidas las facturas conformadas</text:span><text:span text:style-name="T2">.</text:span></text:p>
      <text:p text:style-name="P1"><text:span text:style-name="T1">10-CONSULTAS</text:span><text:span text:style-name="T2">: </text:span><text:span text:style-name="T3">Sección Compras, San Lorenzo 1055, TEL.4256085 Int.:147, de 9 a 12 Hs.</text:span></text:p>
      <text:p text:style-name="P7"/>
      <text:p text:style-name="P14"/>
      <text:p text:style-name="P18">SEÑORES: </text:p>
      <text:p text:style-name="P18"/>
      <text:p text:style-name="P18">DOMICILIO: </text:p>
      <text:p text:style-name="P18"><text:s/></text:p>
      <text:p text:style-name="P18">TELEFONO: </text:p>
      <text:p text:style-name="P16"/>
      <text:p text:style-name="P19"/>
      <text:p text:style-name="P21">RECIBI <text:s/>SOLICITUD <text:s/>DE <text:s/>PEDIDO DE COTIZACION PARA LA CONTRATACION DE UN SERVICIO DE EMERGENCIAS PARA PERSONAS EN TRANSITO – AREA PROTEGIDA, CONCURSO DE PRECIOS Nº 06/2019, CON LAS ESPECIFICACIONES CORRESPONDIENTES.</text:p>
      <text:p text:style-name="P13"/>
      <text:p text:style-name="P13"/>
      <text:p text:style-name="P13"/>
      <text:p text:style-name="P13"/>
      <text:p text:style-name="P13"/>
      <text:p text:style-name="P13"/>
      <text:p text:style-name="P12">FIRMA RECEPCION: <text:s/><text:tab/> ..................................... ....................................... </text:p>
      <text:p text:style-name="P12">ACLARACION: <text:tab/><text:tab/>.............................................................................</text:p>
      <text:p text:style-name="P12">FECHA:<text:tab/><text:tab/><text:tab/>................... <text:s/>/ .................. <text:s/>/ <text:s/>................... <text:s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Century Gothic" fo:font-size="11pt" fo:language="es" fo:country="ES" style:font-size-asian="11pt" style:font-name-complex="Century Gothic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size="12pt" fo:language="es" fo:country="ES" style:font-size-asian="12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 fo:keep-with-next="always"/>
      <style:text-properties style:font-name="Century Gothic" fo:font-size="8pt" fo:font-weight="bold" style:font-size-asian="8pt" style:font-weight-asian="bold" style:font-name-complex="Century Goth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9pt" fo:font-style="italic" style:font-size-asian="9pt" style:font-style-asian="italic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2pt" fo:font-weight="bold" style:font-size-asian="12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 style:font-name-complex="Arial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2pt" fo:language="es" fo:country="ES" style:font-size-asian="12pt" style:font-name-complex="Arial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size="12pt" style:font-size-asian="12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1z0" style:family="text">
      <style:text-properties style:font-name="Wingdings" style:font-name-complex="Wingdings"/>
    </style:style>
    <style:style style:name="WW8Num2z0" style:family="text">
      <style:text-properties style:font-name="Wingdings" style:font-name-complex="Wingdings"/>
    </style:style>
    <style:style style:name="WW8Num3z0" style:family="text">
      <style:text-properties style:font-name="Symbol" fo:font-size="11pt" style:font-size-asian="11pt" style:font-name-complex="Symbol" style:font-size-complex="11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7z0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1.501cm" fo:margin-bottom="1.50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 N S T I T U T O   M U N I C I P A L   D E   P R E V I S I O N   S O C I A L </dc:title>
    <meta:initial-creator>I.M.P.S.</meta:initial-creator>
    <meta:creation-date>2006-04-07T13:16:00</meta:creation-date>
    <dc:date>2019-09-16T09:09:46.45</dc:date>
    <meta:print-date>2019-09-12T10:42:42.30</meta:print-date>
    <meta:editing-cycles>33</meta:editing-cycles>
    <meta:editing-duration>PT5H32M18S</meta:editing-duration>
    <meta:generator>OpenOffice/4.1.5$Win32 OpenOffice.org_project/415m1$Build-9789</meta:generator>
    <meta:document-statistic meta:table-count="0" meta:image-count="0" meta:object-count="0" meta:page-count="1" meta:paragraph-count="29" meta:word-count="453" meta:character-count="3088"/>
  </office:meta>
</office:document-meta>
</file>